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loext:decorative="false" draw:auto-grow-height="true" fo:min-height="3cm"/>
    </style:style>
    <style:style style:name="pr2" style:family="presentation" style:parent-style-name="Blue_5f_Curve-notes">
      <style:graphic-properties loext:decorative="false" draw:fill-color="#ffffff" draw:auto-grow-height="true" fo:min-height="14cm"/>
    </style:style>
    <style:style style:name="pr3" style:family="presentation" style:parent-style-name="Blue_5f_Curve1-title">
      <style:graphic-properties loext:decorative="false" fo:min-height="1.328cm"/>
    </style:style>
    <style:style style:name="pr4" style:family="presentation" style:parent-style-name="Blue_5f_Curve1-outline1">
      <style:graphic-properties loext:decorative="false" fo:min-height="10.001cm"/>
    </style:style>
    <style:style style:name="pr5" style:family="presentation" style:parent-style-name="Blue_5f_Curve1-notes">
      <style:graphic-properties loext:decorative="false" draw:fill-color="#ffffff" fo:min-height="14cm"/>
    </style:style>
    <style:style style:name="pr6" style:family="presentation" style:parent-style-name="Blue_5f_Curve1-title">
      <style:graphic-properties fo:min-height="1.328cm"/>
    </style:style>
    <style:style style:name="pr7" style:family="presentation" style:parent-style-name="Blue_5f_Curve1-outline1">
      <style:graphic-properties fo:min-height="10.001cm"/>
    </style:style>
    <style:style style:name="pr8" style:family="presentation" style:parent-style-name="Blue_5f_Curve1-notes">
      <style:graphic-properties draw:fill-color="#ffffff" fo:min-height="14cm"/>
    </style:style>
    <style:style style:name="pr9" style:family="presentation" style:parent-style-name="Blue_5f_Curve1-title">
      <style:graphic-properties loext:decorative="false" draw:auto-grow-height="true" fo:min-height="1.328cm"/>
    </style:style>
    <style:style style:name="pr10" style:family="presentation" style:parent-style-name="Blue_5f_Curve1-outline1">
      <style:graphic-properties loext:decorative="false" fo:min-height="5.576cm"/>
    </style:style>
    <style:style style:name="pr11" style:family="presentation" style:parent-style-name="Blue_5f_Curve1-notes">
      <style:graphic-properties loext:decorative="false" draw:fill-color="#ffffff" draw:auto-grow-height="true" fo:min-height="14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374cm" fo:margin-bottom="0cm" fo:text-indent="0cm"/>
    </style:style>
    <style:style style:name="P3" style:family="paragraph">
      <style:paragraph-properties style:writing-mode="lr-tb"/>
      <style:text-properties fo:font-size="20pt"/>
    </style:style>
    <style:style style:name="P4" style:family="paragraph">
      <style:text-properties fo:hyphenate="true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 loext:opacity="100%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virtual descen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What I think about the them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1">Metamorphosis</text:span> – my initial thoughts are of worm like creatures turning into liquid mush inside cocoons to re-create themselves</text:p>
              </text:list-item>
              <text:list-item>
                <text:p>But are they really themselves once the transformation is compete? What if the change was so great that it’s no longer the same entity?</text:p>
              </text:list-item>
              <text:list-item>
                <text:p>A feature that allows the player to re-spec their build would go great with this theme</text:p>
              </text:list-item>
              <text:list-item>
                <text:p text:style-name="P2"><text:span text:style-name="T2">Can’t say m</text:span><text:span text:style-name="T3">etamorphosis with first going meta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Player construction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llows for a character to be constructed in a 3D setting</text:p>
              </text:list-item>
              <text:list-item>
                <text:p>Parts are placed via mouse on the front</text:p>
              </text:list-item>
              <text:list-item>
                <text:p>Features not yet implemented: object selection, object collision, placement preview</text:p>
              </text:list-item>
              <text:list-item>
                <text:p>Features implemented: location selection, camera rota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><text:span text:style-name="T4">What I </text:span>would like to make – part 1</text:p>
          </draw:text-box>
        </draw:frame>
        <draw:frame presentation:style-name="pr10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A <text:span text:style-name="T5">stat</text:span><text:span text:style-name="T1"> system</text:span> where the <text:span text:style-name="T1">player spends skill</text:span> <text:span text:style-name="T1">points</text:span> to upgrade something</text:p>
              </text:list-item>
              <text:list-item>
                <text:p>A <text:span text:style-name="T1">re-spec system</text:span> where the player can <text:span text:style-name="T1">re-fund investments</text:span> previously made</text:p>
              </text:list-item>
              <text:list-item>
                <text:p text:style-name="P4">A world that changes - and forces the player to change in order to adap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1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elivery pre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hort summary of a given mission with details - kinda like a weather forecast</text:p>
              </text:list-item>
              <text:list-item>
                <text:p>Does this mission have traffic? Trees? Adds?</text:p>
              </text:list-item>
              <text:list-item>
                <text:p>Waiting could a thing - press button to re-roll missions, but you lose some kind of resource, like maybe food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5"><text:span text:style-name="T4">What I </text:span>would like to make – part 2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Resource harvesting – a way for the player to collect stuff</text:p>
              </text:list-item>
              <text:list-item>
                <text:p>It would be funny if the player was a “kirby like thing” that eats stuff whole and gains powers based on what it consumes</text:p>
              </text:list-item>
              <text:list-item>
                <text:p>A delivery system, where the player picks a mission and then completes it to make a delive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ain game loo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elect delivery mission</text:p>
              </text:list-item>
              <text:list-item>
                <text:p>Start delivery</text:p>
              </text:list-item>
              <text:list-item>
                <text:p>Reach end</text:p>
              </text:list-item>
              <text:list-item>
                <text:p>Maybe morp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 delivery loop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Player starts falling down</text:p>
              </text:list-item>
              <text:list-item>
                <text:p>Player has to avoid objects to prevent collision</text:p>
              </text:list-item>
              <text:list-item>
                <text:p>There is stuff to collect on the way down</text:p>
              </text:list-item>
              <text:list-item>
                <text:p>Player lands on docking platform</text:p>
              </text:list-item>
              <text:list-item>
                <text:p>Mission complete!</text:p>
              </text:list-item>
              <text:list-item>
                <text:p>End screen with results shows up</text:p>
              </text:list-item>
              <text:list-item>
                <text:p>The end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VP or PVE?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danger the player will face in game to be dumb – cause making smart enemies is hard</text:p>
              </text:list-item>
              <text:list-item>
                <text:p>The player would be fighting against the world, not against intelligent actors</text:p>
              </text:list-item>
              <text:list-item>
                <text:p>Either static barriers or moving objects that follow a simple pattern</text:p>
              </text:list-item>
              <text:list-item>
                <text:p>Like a cross walk tunnel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Problem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>I want the world to change – but how do I communicate to the player that the world will change? Should I tell the player how the world will change?</text:p>
              </text:list-item>
              <text:list-item>
                <text:p>Do I want the player to directly control the player entity?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ew concep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 player is a courier</text:p>
              </text:list-item>
              <text:list-item>
                <text:p>They accept a quest</text:p>
              </text:list-item>
              <text:list-item>
                <text:p>They move things between locations</text:p>
              </text:list-item>
              <text:list-item>
                <text:p>Sometimes they need to change themselves in order to make the deliver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Gradient_20_7" draw:display-name="Gradient 7" draw:style="linear" draw:start-color="#77caee" draw:end-color="#009bdd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loext:opacity="100%" draw:fill="solid" draw:fill-color="#729fcf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-notes" style:display-name="Blue_Curve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loext:opacity="100%" draw:stroke="none" draw:fill="none" draw:auto-grow-height="false" draw:fit-to-size="fals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loext:opacity="0%"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loext:opacity="100%"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dd4100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loext:opacity="100%" draw:textarea-horizontal-align="justify" draw:shadow="hidden" draw:shadow-offset-x="0.2cm" draw:shadow-offset-y="0.2cm" draw:shadow-color="#808080"/>
      <style:text-properties fo:color="#ffffff" style:letter-kerning="true"/>
    </style:style>
    <style:style style:name="Blue_5f_Curve1-notes" style:display-name="Blue_Curve1-notes" style:family="presentation">
      <style:graphic-properties loext:opacity="0%"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loext:opacity="100%"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color="#009bdd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loext:opacity="0%"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loext:opacity="100%"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loext:decorative="false" draw:stroke="none" draw:fill="none" draw:fill-color="#ffffff" draw:auto-grow-height="false" fo:min-height="1.485cm"/>
    </style:style>
    <style:style style:name="Mgr2" style:family="graphic" style:parent-style-name="standard">
      <style:graphic-properties loext:decorative="false"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loext:decorative="false"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loext:decorative="false" draw:textarea-vertical-align="middle" fo:min-height="2cm" fo:min-width="27.991cm"/>
    </style:style>
    <style:style style:name="Mgr5" style:family="graphic" style:parent-style-name="Accent_20_1">
      <style:graphic-properties loext:decorative="false" draw:textarea-vertical-align="middle" fo:min-height="1.754cm" fo:min-width="27.991cm"/>
    </style:style>
    <style:style style:name="Mpr1" style:family="presentation" style:parent-style-name="Blue_5f_Curve-backgroundobjects">
      <style:graphic-properties loext:decorative="false"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loext:decorative="false"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loext:decorative="false" draw:stroke="none" draw:fill="none" draw:fill-color="#ffffff" draw:auto-grow-height="false" fo:min-height="1.449cm"/>
    </style:style>
    <style:style style:name="Mpr5" style:family="presentation" style:parent-style-name="Blue_5f_Curve1-backgroundobjects">
      <style:graphic-properties loext:decorative="false" draw:stroke="none" draw:fill="none" draw:fill-color="#ffffff" draw:auto-grow-height="false" fo:min-height="1.485cm"/>
    </style:style>
    <style:style style:name="Mpr6" style:family="presentation" style:parent-style-name="Blue_5f_Curve1-backgroundobjects">
      <style:graphic-properties loext:decorative="false"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3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3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3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1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cm" svg:height="1cm" svg:x="9.5cm" svg:y="14.5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cm" svg:height="1cm" svg:x="20.5cm" svg:y="14.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meta:creation-date>2025-01-11T09:56:18.552771746</meta:creation-date>
    <meta:editing-duration>PT10H32M42S</meta:editing-duration>
    <meta:editing-cycles>34</meta:editing-cycles>
    <meta:generator>OpenOffice/4.1.15$Win32 OpenOffice.org_project/4115m2$Build-9813</meta:generator>
    <dc:title>Blue Curve</dc:title>
    <dc:date>2025-01-13T20:44:46.59</dc:date>
    <dc:creator>Dominik </dc:creator>
    <meta:document-statistic meta:object-count="78"/>
  </office:meta>
</office:document-meta>
</file>